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erif Condensed" fo:font-size="24pt" fo:font-style="italic" officeooo:rsid="001d1b8e" officeooo:paragraph-rsid="001d1b8e" style:font-size-asian="24pt" style:font-style-asian="italic" style:font-size-complex="24pt" style:font-style-complex="italic"/>
    </style:style>
    <style:style style:name="P2" style:family="paragraph" style:parent-style-name="Standard">
      <style:text-properties style:font-name="DejaVu Serif Condensed" fo:font-size="24pt" fo:font-style="italic" officeooo:rsid="001d1b8e" officeooo:paragraph-rsid="00205d53" style:font-size-asian="24pt" style:font-style-asian="italic" style:font-size-complex="24pt" style:font-style-complex="italic"/>
    </style:style>
    <style:style style:name="P3" style:family="paragraph" style:parent-style-name="Standard">
      <style:text-properties style:font-name="DejaVu Serif Condensed" fo:font-size="24pt" fo:font-style="italic" officeooo:rsid="001d1b8e" officeooo:paragraph-rsid="0022f9c3" style:font-size-asian="24pt" style:font-style-asian="italic" style:font-size-complex="24pt" style:font-style-complex="italic"/>
    </style:style>
    <style:style style:name="P4" style:family="paragraph" style:parent-style-name="Standard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5" style:family="paragraph" style:parent-style-name="Standard" style:list-style-name="L2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6" style:family="paragraph" style:parent-style-name="Standard" style:list-style-name="L2">
      <style:text-properties style:font-name="DejaVu Serif Condensed" fo:font-size="14pt" fo:font-style="italic" officeooo:rsid="001e772e" officeooo:paragraph-rsid="001e772e" style:font-size-asian="14pt" style:font-style-asian="italic" style:font-size-complex="14pt" style:font-style-complex="italic"/>
    </style:style>
    <style:style style:name="P7" style:family="paragraph" style:parent-style-name="Standard">
      <style:text-properties style:font-name="DejaVu Serif Condensed" fo:font-size="14pt" fo:font-style="italic" officeooo:rsid="00239dfe" officeooo:paragraph-rsid="00239dfe" style:font-size-asian="14pt" style:font-style-asian="italic" style:font-size-complex="14pt" style:font-style-complex="italic"/>
    </style:style>
    <style:style style:name="P8" style:family="paragraph" style:parent-style-name="Standard">
      <style:text-properties style:font-name="DejaVu Serif Condensed" fo:font-size="14pt" fo:font-style="italic" officeooo:rsid="001e772e" officeooo:paragraph-rsid="001e772e" style:font-size-asian="12.25pt" style:font-style-asian="italic" style:font-size-complex="14pt" style:font-style-complex="italic"/>
    </style:style>
    <style:style style:name="P9" style:family="paragraph" style:parent-style-name="Standard">
      <style:text-properties style:font-name="DejaVu Serif Condensed" fo:font-size="14pt" fo:font-style="italic" officeooo:rsid="001e772e" officeooo:paragraph-rsid="00258d35" style:font-size-asian="12.25pt" style:font-style-asian="italic" style:font-size-complex="14pt" style:font-style-complex="italic"/>
    </style:style>
    <style:style style:name="P10" style:family="paragraph" style:parent-style-name="Standard">
      <style:text-properties style:font-name="DejaVu Serif Condensed" fo:font-size="14pt" fo:font-style="italic" officeooo:rsid="00258d35" officeooo:paragraph-rsid="00258d35" style:font-size-asian="12.25pt" style:font-style-asian="italic" style:font-size-complex="14pt" style:font-style-complex="italic"/>
    </style:style>
    <style:style style:name="P11" style:family="paragraph" style:parent-style-name="Standard">
      <style:text-properties style:font-name="DejaVu Serif Condensed" fo:font-size="14pt" fo:font-style="italic" officeooo:rsid="00258d35" officeooo:paragraph-rsid="0025f974" style:font-size-asian="12.25pt" style:font-style-asian="italic" style:font-size-complex="14pt" style:font-style-complex="italic"/>
    </style:style>
    <style:style style:name="P12" style:family="paragraph" style:parent-style-name="Standard">
      <style:text-properties style:font-name="DejaVu Serif Condensed" fo:font-size="14pt" fo:font-style="italic" officeooo:rsid="0027cbfe" officeooo:paragraph-rsid="0027cbfe" style:font-size-asian="12.25pt" style:font-style-asian="italic" style:font-size-complex="14pt" style:font-style-complex="italic"/>
    </style:style>
    <style:style style:name="P13" style:family="paragraph" style:parent-style-name="Standard">
      <style:text-properties officeooo:paragraph-rsid="0022f9c3"/>
    </style:style>
    <style:style style:name="T1" style:family="text">
      <style:text-properties officeooo:rsid="00205d53"/>
    </style:style>
    <style:style style:name="T2" style:family="text">
      <style:text-properties officeooo:rsid="0022f9c3"/>
    </style:style>
    <style:style style:name="T3" style:family="text">
      <style:text-properties style:font-name="DejaVu Serif Condensed" fo:font-size="14pt" fo:font-style="italic" officeooo:rsid="0022f9c3" style:font-size-asian="12.25pt" style:font-style-asian="italic" style:font-size-complex="14pt" style:font-style-complex="italic"/>
    </style:style>
    <style:style style:name="T4" style:family="text">
      <style:text-properties style:font-name="DejaVu Serif Condensed" fo:font-size="14pt" fo:font-style="italic" officeooo:rsid="00239dfe" style:font-size-asian="12.25pt" style:font-style-asian="italic" style:font-size-complex="14pt" style:font-style-complex="italic"/>
    </style:style>
    <style:style style:name="T5" style:family="text">
      <style:text-properties style:font-name="DejaVu Serif Condensed" fo:font-size="14pt" fo:font-style="italic" officeooo:rsid="0025d39b" style:font-size-asian="12.25pt" style:font-style-asian="italic" style:font-size-complex="14pt" style:font-style-complex="italic"/>
    </style:style>
    <style:style style:name="T6" style:family="text">
      <style:text-properties officeooo:rsid="00268cd0"/>
    </style:style>
    <style:style style:name="T7" style:family="text">
      <style:text-properties officeooo:rsid="0028f4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 n<text:span text:style-name="T7">°</text:span>1 :</text:p>
      <text:p text:style-name="P1"/>
      <text:p text:style-name="P4">Bonjour,</text:p>
      <text:p text:style-name="P4">Nous avons bien pris note de vos remarques concernant le programme,</text:p>
      <text:p text:style-name="P4">ce premier mail vous parvient afin de récapituler vos attentes :</text:p>
      <text:p text:style-name="P4"/>
      <text:list xml:id="list7623365382392559418" text:style-name="L2">
        <text:list-item>
          <text:p text:style-name="P5">Ajout d’une fonction d’export PDF pour l’utilisateur <text:span text:style-name="T1">afin de retrouver sur papier ou smartphone ces nouveaux modes de consommation.</text:span></text:p>
          <text:p text:style-name="P5"/>
        </text:list-item>
        <text:list-item>
          <text:p text:style-name="P6">Permettre à l’utilisateur de supprimer les produits enregistrés de son espace.</text:p>
          <text:p text:style-name="P6"/>
        </text:list-item>
      </text:list>
      <text:p text:style-name="P12">Nous vous recontacterons rapidement afin de vous informer de l’avancé de ces fonctionnalités</text:p>
      <text:p text:style-name="P9"/>
      <text:p text:style-name="P10">l’équipe technique</text:p>
      <text:p text:style-name="P10">Bien cordialement</text:p>
      <text:p text:style-name="P10">ESTIVAL Thomas</text:p>
      <text:p text:style-name="P10"/>
      <text:p text:style-name="P1">Mail <text:span text:style-name="T7">n°</text:span>2 :</text:p>
      <text:p text:style-name="P1"/>
      <text:p text:style-name="P8">Bonjour,</text:p>
      <text:p text:style-name="P8">En date du 30 juillet 2019, <text:span text:style-name="T2">nous avons procédés aux modifications de votre programme récapitulées dans l’email précédent. Nous vous ferons parvenir sous 48h l’illustration des modifications effectuées.</text:span></text:p>
      <text:p text:style-name="P8"/>
      <text:p text:style-name="P10">l’équipe technique</text:p>
      <text:p text:style-name="P10">Bien cordialement</text:p>
      <text:p text:style-name="P10">ESTIVAL Thomas</text:p>
      <text:p text:style-name="P3"/>
      <text:p text:style-name="P2">Mail <text:span text:style-name="T7">n°3</text:span> :</text:p>
      <text:p text:style-name="P7">Bonjour,</text:p>
      <text:p text:style-name="P7">Voici deux illustrations <text:span text:style-name="T6">ci-joint</text:span> présentant les fonctionnalités ajoutées à votre programme.</text:p>
      <text:p text:style-name="P13"><text:span text:style-name="T3">En vous en souhaitant bonne réception veuillez </text:span><text:span text:style-name="T4">agréez Mme </text:span><text:span text:style-name="T5">l’expression de </text:span><text:span text:style-name="T4">mes </text:span><text:span text:style-name="T5">salutations distinguées.</text:span></text:p>
      <text:p text:style-name="P13"><text:span text:style-name="T5"/></text:p>
      <text:p text:style-name="P11">l’équipe technique</text:p>
      <text:p text:style-name="P11">Bien cordialement</text:p>
      <text:p text:style-name="P11"><text:span text:style-name="T5">ESTIVAL Thom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33:19.393894820</meta:creation-date>
    <dc:date>2019-07-29T21:14:11.227202910</dc:date>
    <meta:editing-duration>PT30M3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52" meta:character-count="1032" meta:non-whitespace-character-count="907"/>
  </office:meta>
</office:document-meta>
</file>